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
        <draw:control text:anchor-type="as-char" svg:y="-0.381cm" draw:z-index="0" draw:name="Фигура1" draw:style-name="gr1" draw:text-style-name="P2" svg:width="4.261cm" svg:height="0.595cm" draw:control="control1"/>
        <text:s text:c="3"/>
      </text:p>
      <text:p text:style-name="Text_20_body">Панель с макросами для редактора</text:p>
      <text:p text:style-name="Text_20_body">
        <draw:control text:anchor-type="as-char" svg:y="-0.4cm" draw:z-index="1" draw:name="Фигура1" draw:style-name="gr1" draw:text-style-name="P2" svg:width="6.347cm" svg:height="0.595cm" draw:control="control2"/>
        <text:s/>
      </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
        <draw:control text:anchor-type="as-char" svg:y="-0.383cm" draw:z-index="2" draw:name="Фигура1" draw:style-name="gr1" draw:text-style-name="P2" svg:width="9.771cm" svg:height="0.595cm" draw:control="control3"/>
        <text:s/>
      </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144457465"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13207367381201"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13207022047502"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13207000298875"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13206187689393"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13205880625712"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13207853806967"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13207743229977"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13207191036742"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13206350506085"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13206958703855"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13206818612475"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13206220890946"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13206167077244"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13206793172985" text:continue-list="list113206167077244"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
        <text:span text:style-name="Strong_20_Emphasis">
          <text:span text:style-name="T1"/>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4M31S</meta:editing-duration>
    <meta:editing-cycles>514</meta:editing-cycles>
    <meta:generator>LibreOffice/5.4.1.2$Linux_X86_64 LibreOffice_project/ea7cb86e6eeb2bf3a5af73a8f7777ac570321527</meta:generator>
    <dc:date>2017-12-26T11:32:05.722133827</dc:date>
    <meta:document-statistic meta:table-count="2" meta:image-count="0" meta:object-count="0" meta:page-count="4" meta:paragraph-count="135" meta:word-count="905" meta:character-count="7559"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True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SearchString = "\uF0D6"
oReplaceString = "̣"
ReplaceFormatting(SearchString,oReplaceString,SrchAttributes,ReplAttributes)
SearchString = "\uF0F4"
oReplaceString = "̄"
ReplaceFormatting(SearchString,o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SearchString = "\u0323"
oReplaceString = ""
ReplaceFormatting(SearchString,oReplaceString,SrchAttributes,ReplAttributes)
SearchString = "\u0331"
oReplaceString = ""
ReplaceFormatting(SearchString,oReplaceString,SrchAttributes,ReplAttributes)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